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99d16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b25b5"/>
    </style:style>
    <style:style style:name="P4" style:family="paragraph" style:parent-style-name="Preformatted_20_Text">
      <style:paragraph-properties fo:text-align="start" style:justify-single-word="false"/>
      <style:text-properties officeooo:rsid="00159a6e" officeooo:paragraph-rsid="00199d16"/>
    </style:style>
    <style:style style:name="P5" style:family="paragraph" style:parent-style-name="Preformatted_20_Text">
      <style:text-properties style:font-name="Liberation Serif" fo:font-size="12pt" officeooo:paragraph-rsid="00199d16" fo:background-color="#81d41a" style:font-size-asian="12pt" style:font-size-complex="12pt"/>
    </style:style>
    <style:style style:name="P6" style:family="paragraph" style:parent-style-name="Preformatted_20_Text">
      <style:text-properties officeooo:paragraph-rsid="00199d16"/>
    </style:style>
    <style:style style:name="P7" style:family="paragraph" style:parent-style-name="Standard">
      <style:paragraph-properties fo:text-align="center" style:justify-single-word="false"/>
      <style:text-properties officeooo:rsid="00159a6e" officeooo:paragraph-rsid="00199d16"/>
    </style:style>
    <style:style style:name="P8" style:family="paragraph" style:parent-style-name="Standard">
      <style:paragraph-properties fo:text-align="start" style:justify-single-word="false"/>
      <style:text-properties officeooo:rsid="00159a6e" officeooo:paragraph-rsid="00199d16"/>
    </style:style>
    <style:style style:name="P9" style:family="paragraph" style:parent-style-name="Standard">
      <style:paragraph-properties fo:text-align="start" style:justify-single-word="false"/>
      <style:text-properties officeooo:rsid="00199d16" officeooo:paragraph-rsid="00199d16"/>
    </style:style>
    <style:style style:name="P10" style:family="paragraph" style:parent-style-name="Preformatted_20_Text">
      <style:text-properties officeooo:paragraph-rsid="00199d16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b25b5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209a9d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209a9d" fo:background-color="#468a1a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99d16"/>
    </style:style>
    <style:style style:name="T1" style:family="text">
      <style:text-properties style:font-name="Liberation Serif" fo:font-size="12pt" fo:language="en" fo:country="IN" style:font-size-asian="12pt" style:font-size-complex="12pt"/>
    </style:style>
    <style:style style:name="T2" style:family="text">
      <style:text-properties style:font-name="Liberation Serif" fo:font-size="12pt" fo:language="en" fo:country="IN" officeooo:rsid="001b25b5" style:font-size-asian="12pt" style:font-size-complex="12pt"/>
    </style:style>
    <style:style style:name="T3" style:family="text">
      <style:text-properties style:font-name="Liberation Serif" fo:font-size="12pt" fo:language="en" fo:country="IN" officeooo:rsid="00209a9d" style:font-size-asian="12pt" style:font-size-complex="12pt"/>
    </style:style>
    <style:style style:name="T4" style:family="text">
      <style:text-properties style:font-name="Liberation Serif" fo:font-size="12pt" fo:language="en" fo:country="IN" fo:background-color="#81d41a" loext:char-shading-value="0" style:font-size-asian="12pt" style:font-size-complex="12pt"/>
    </style:style>
    <style:style style:name="T5" style:family="text">
      <style:text-properties style:font-name="Liberation Serif" fo:font-size="12pt" fo:language="en" fo:country="IN" officeooo:rsid="001b25b5" fo:background-color="#5eb91e" loext:char-shading-value="0" style:font-size-asian="12pt" style:font-size-complex="12pt"/>
    </style:style>
    <style:style style:name="T6" style:family="text">
      <style:text-properties style:font-name="Liberation Serif" fo:font-size="12pt" fo:language="en" fo:country="IN" officeooo:rsid="00209a9d" fo:background-color="#468a1a" loext:char-shading-value="0" style:font-size-asian="12pt" style:font-size-complex="12pt"/>
    </style:style>
    <style:style style:name="T7" style:family="text">
      <style:text-properties style:font-name="Liberation Serif" fo:font-size="12pt" fo:language="en" fo:country="IN" officeooo:rsid="00209a9d" fo:background-color="#468a1a" loext:char-shading-value="0" style:font-size-asian="12pt" style:font-size-complex="12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background-color="#5eb91e" loext:char-shading-value="0"/>
    </style:style>
    <style:style style:name="T10" style:family="text">
      <style:text-properties fo:background-color="#468a1a" loext:char-shading-value="0"/>
    </style:style>
    <style:style style:name="T11" style:family="text">
      <style:text-properties fo:background-color="#468a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NAN PACKAGE</text:p>
      <text:p text:style-name="P8"/>
      <text:p text:style-name="P8">Conan installs dependencies listed in a <text:span text:style-name="Emphasis"><text:span text:style-name="T8">conanfile.txt</text:span></text:span><text:span text:style-name="T8">,</text:span> and also prepares the build system to link with the dependencies.</text:p>
      <text:p text:style-name="P8"/>
      <text:p text:style-name="P8">Write a <text:span text:style-name="Emphasis"><text:span text:style-name="T8">conanfile.txt</text:span></text:span> stating your dependencies and build system:</text:p>
      <text:p text:style-name="P9"/>
      <text:p text:style-name="P9"/>
      <text:p text:style-name="P4"><text:span text:style-name="Source_20_Text"><text:span text:style-name="T4">[requires]</text:span></text:span></text:p>
      <text:p text:style-name="P6"><text:span text:style-name="Source_20_Text"><text:span text:style-name="T4"># You may have multiple lines like the one below, if you have many dependencies.</text:span></text:span></text:p>
      <text:p text:style-name="P6"><text:span text:style-name="Source_20_Text"><text:span text:style-name="T4">$library/$version@$owner/$branch./bin/md5</text:span></text:span></text:p>
      <text:p text:style-name="P6"><text:span text:style-name="Source_20_Text"><text:span text:style-name="T4"/></text:span></text:p>
      <text:p text:style-name="P5"/>
      <text:p text:style-name="P6"><text:span text:style-name="Source_20_Text"><text:span text:style-name="T4">[generators]</text:span></text:span></text:p>
      <text:p text:style-name="P2"><text:span text:style-name="Source_20_Text"><text:span text:style-name="T4">cmake</text:span></text:span></text:p>
      <text:p text:style-name="P2"><text:span text:style-name="Source_20_Text"><text:span text:style-name="T2">here we use cmake generaotor to generate conanbuild.cmakefile</text:span></text:span></text:p>
      <text:p text:style-name="P2"><text:span text:style-name="Source_20_Text"><text:span text:style-name="T5">cmake_minimum_required(VERSION $version) </text:span></text:span><text:span text:style-name="Source_20_Text"><text:span text:style-name="T2"><text:s/># Specifies the required CMake version.</text:span></text:span></text:p>
      <text:p text:style-name="P1"><text:span text:style-name="T9">project($project_name)</text:span> <text:s/># Defines the project name.</text:p>
      <text:p text:style-name="P2"><text:span text:style-name="Source_20_Text"><text:span text:style-name="T5">add_executable($executable_name $source_files) </text:span></text:span><text:span text:style-name="Source_20_Text"><text:span text:style-name="T2"><text:s/># Specifies the executable to build.</text:span></text:span></text:p>
      <text:p text:style-name="P1"><text:span text:style-name="T10">target_link_libraries($executable_name ${CONAN_LIBS})</text:span> <text:s/># Specifies what libraries to link, using Conan.</text:p>
      <text:p text:style-name="P3"><text:span text:style-name="Source_20_Text"><text:span text:style-name="T2">Then create the directory by mkdir and open directory by cd (dir name)</text:span></text:span></text:p>
      <text:p text:style-name="P3"><text:span text:style-name="Source_20_Text"><text:span text:style-name="T2">then type conan install to install the dependencies and packages of conanbuild.cmake file </text:span></text:span></text:p>
      <text:p text:style-name="P3"><text:span text:style-name="Source_20_Text"><text:span text:style-name="T2">and run the cmake file by cmake to creaqte a make file then run make to build the program using generated makefile...</text:span></text:span></text:p>
      <text:p text:style-name="P3"><text:span text:style-name="Source_20_Text"><text:span text:style-name="T3">demo :</text:span></text:span></text:p>
      <text:p text:style-name="P12"><text:span text:style-name="Source_20_Text"><text:span text:style-name="T3">md5.cpp :</text:span></text:span></text:p>
      <text:p text:style-name="P12"><text:span text:style-name="Source_20_Text"><text:span text:style-name="T7">#include "Poco/MD5Engine.h"</text:span></text:span></text:p>
      <text:p text:style-name="P12"><text:span text:style-name="Source_20_Text"><text:span text:style-name="T7"><text:s/>#include "Poco/DigestStream.h"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<text:s/>#include &lt;iostream&gt;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<text:s/>int main(int argc, char** argv){</text:span></text:span></text:p>
      <text:p text:style-name="P12"><text:span text:style-name="Source_20_Text"><text:span text:style-name="T7"><text:s text:c="5"/>Poco::MD5Engine md5;</text:span></text:span></text:p>
      <text:p text:style-name="P12"><text:soft-page-break/><text:span text:style-name="Source_20_Text"><text:span text:style-name="T7"><text:s text:c="5"/>Poco::DigestOutputStream ds(md5);</text:span></text:span></text:p>
      <text:p text:style-name="P12"><text:span text:style-name="Source_20_Text"><text:span text:style-name="T7"><text:s text:c="5"/>ds &lt;&lt; "abcdefghijklmnopqrstuvwxyz";</text:span></text:span></text:p>
      <text:p text:style-name="P12"><text:span text:style-name="Source_20_Text"><text:span text:style-name="T7"><text:s text:c="5"/>ds.close();</text:span></text:span></text:p>
      <text:p text:style-name="P12"><text:span text:style-name="Source_20_Text"><text:span text:style-name="T7"><text:s text:c="5"/>std::cout &lt;&lt; Poco::DigestEngine::digestToHex(md5.digest()) &lt;&lt; std::endl;</text:span></text:span></text:p>
      <text:p text:style-name="P12"><text:span text:style-name="Source_20_Text"><text:span text:style-name="T7"><text:s text:c="5"/>return 0;</text:span></text:span></text:p>
      <text:p text:style-name="P12"><text:span text:style-name="Source_20_Text"><text:span text:style-name="T7">}</text:span></text:span></text:p>
      <text:p text:style-name="P12"><text:span text:style-name="Source_20_Text"><text:span text:style-name="T7">conanfile.txt :</text:span></text:span></text:p>
      <text:p text:style-name="P12"><text:s/><text:span text:style-name="T11">[requires]</text:span></text:p>
      <text:p text:style-name="P13"><text:s/>poco/1.9.4</text:p>
      <text:p text:style-name="P13"/>
      <text:p text:style-name="P13"><text:s/>[generators]</text:p>
      <text:p text:style-name="P13"><text:s/>cmake</text:p>
      <text:p text:style-name="P2"><text:span text:style-name="Source_20_Text"><text:span text:style-name="T1">sidd@sidd-VirtualBox:~/conan$ mkdir build</text:span></text:span></text:p>
      <text:p text:style-name="P2"><text:span text:style-name="Source_20_Text"><text:span text:style-name="T1">sidd@sidd-VirtualBox:~/conan$ cd build</text:span></text:span></text:p>
      <text:p text:style-name="P2"><text:span text:style-name="Source_20_Text"><text:span text:style-name="T1">sidd@sidd-VirtualBox:~/conan/build$ conan install .</text:span></text:span></text:p>
      <text:p text:style-name="P2"><text:span text:style-name="Source_20_Text"><text:span text:style-name="T1">Configuration:</text:span></text:span></text:p>
      <text:p text:style-name="P2"><text:span text:style-name="Source_20_Text"><text:span text:style-name="T1">[settings]</text:span></text:span></text:p>
      <text:p text:style-name="P2"><text:span text:style-name="Source_20_Text"><text:span text:style-name="T1">arch=x86_64</text:span></text:span></text:p>
      <text:p text:style-name="P2"><text:span text:style-name="Source_20_Text"><text:span text:style-name="T1">arch_build=x86_64</text:span></text:span></text:p>
      <text:p text:style-name="P2"><text:span text:style-name="Source_20_Text"><text:span text:style-name="T1">build_type=Release</text:span></text:span></text:p>
      <text:p text:style-name="P2"><text:span text:style-name="Source_20_Text"><text:span text:style-name="T1">compiler=gcc</text:span></text:span></text:p>
      <text:p text:style-name="P2"><text:span text:style-name="Source_20_Text"><text:span text:style-name="T1">compiler.libcxx=libstdc++11</text:span></text:span></text:p>
      <text:p text:style-name="P2"><text:span text:style-name="Source_20_Text"><text:span text:style-name="T1">compiler.version=9</text:span></text:span></text:p>
      <text:p text:style-name="P2"><text:span text:style-name="Source_20_Text"><text:span text:style-name="T1">os=Linux</text:span></text:span></text:p>
      <text:p text:style-name="P2"><text:span text:style-name="Source_20_Text"><text:span text:style-name="T1">os_build=Linux</text:span></text:span></text:p>
      <text:p text:style-name="P2"><text:span text:style-name="Source_20_Text"><text:span text:style-name="T1">[options]</text:span></text:span></text:p>
      <text:p text:style-name="P2"><text:span text:style-name="Source_20_Text"><text:span text:style-name="T1">[build_requires]</text:span></text:span></text:p>
      <text:p text:style-name="P2"><text:soft-page-break/><text:span text:style-name="Source_20_Text"><text:span text:style-name="T1">[env]</text:span></text:span></text:p>
      <text:p text:style-name="P2"><text:span text:style-name="Source_20_Text"><text:span text:style-name="T1"/></text:span></text:p>
      <text:p text:style-name="P2"><text:span text:style-name="Source_20_Text"><text:span text:style-name="T1">poco/1.9.4: Not found in local cache, looking in remotes...</text:span></text:span></text:p>
      <text:p text:style-name="P2"><text:span text:style-name="Source_20_Text"><text:span text:style-name="T1">poco/1.9.4: Trying with 'conan-center'...</text:span></text:span></text:p>
      <text:p text:style-name="P2"><text:span text:style-name="Source_20_Text"><text:span text:style-name="T1">Downloading conanmanifest.txt completed [0.80k] <text:s text:c="41"/></text:span></text:span></text:p>
      <text:p text:style-name="P2"><text:span text:style-name="Source_20_Text"><text:span text:style-name="T1">Downloading conanfile.py completed [10.58k] <text:s text:c="45"/></text:span></text:span></text:p>
      <text:p text:style-name="P2"><text:span text:style-name="Source_20_Text"><text:span text:style-name="T1">Downloading conan_export.tgz completed [0.30k] <text:s text:c="42"/></text:span></text:span></text:p>
      <text:p text:style-name="P2"><text:span text:style-name="Source_20_Text"><text:span text:style-name="T1">Decompressing conan_export.tgz completed [0.00k] <text:s text:c="40"/></text:span></text:span></text:p>
      <text:p text:style-name="P2"><text:span text:style-name="Source_20_Text"><text:span text:style-name="T1">poco/1.9.4: Downloaded recipe revision 0</text:span></text:span></text:p>
      <text:p text:style-name="P2"><text:span text:style-name="Source_20_Text"><text:span text:style-name="T1">pcre/8.41: Not found in local cache, looking in remotes...</text:span></text:span></text:p>
      <text:p text:style-name="P2"><text:span text:style-name="Source_20_Text"><text:span text:style-name="T1">pcre/8.41: Trying with 'conan-center'...</text:span></text:span></text:p>
      <text:p text:style-name="P2"><text:span text:style-name="Source_20_Text"><text:span text:style-name="T1">Downloading conanmanifest.txt completed [0.17k] <text:s text:c="41"/></text:span></text:span></text:p>
      <text:p text:style-name="P2"><text:span text:style-name="Source_20_Text"><text:span text:style-name="T1">Downloading conanfile.py completed [4.27k] <text:s text:c="46"/></text:span></text:span></text:p>
      <text:p text:style-name="P2"><text:span text:style-name="Source_20_Text"><text:span text:style-name="T1">Downloading conan_export.tgz completed [0.24k] <text:s text:c="42"/></text:span></text:span></text:p>
      <text:p text:style-name="P2"><text:span text:style-name="Source_20_Text"><text:span text:style-name="T1">Decompressing conan_export.tgz completed [0.00k] <text:s text:c="40"/></text:span></text:span></text:p>
      <text:p text:style-name="P2"><text:span text:style-name="Source_20_Text"><text:span text:style-name="T1">pcre/8.41: Downloaded recipe revision 0</text:span></text:span></text:p>
      <text:p text:style-name="P2"><text:span text:style-name="Source_20_Text"><text:span text:style-name="T1">bzip2/1.0.8: Not found in local cache, looking in remotes...</text:span></text:span></text:p>
      <text:p text:style-name="P2"><text:span text:style-name="Source_20_Text"><text:span text:style-name="T1">bzip2/1.0.8: Trying with 'conan-center'...</text:span></text:span></text:p>
      <text:p text:style-name="P2"><text:span text:style-name="Source_20_Text"><text:span text:style-name="T1">Downloading conanmanifest.txt completed [0.17k] <text:s text:c="41"/></text:span></text:span></text:p>
      <text:p text:style-name="P2"><text:span text:style-name="Source_20_Text"><text:span text:style-name="T1">Downloading conanfile.py completed [2.07k] <text:s text:c="46"/></text:span></text:span></text:p>
      <text:p text:style-name="P2"><text:span text:style-name="Source_20_Text"><text:span text:style-name="T1">Downloading conan_export.tgz completed [0.24k] <text:s text:c="42"/></text:span></text:span></text:p>
      <text:p text:style-name="P2"><text:span text:style-name="Source_20_Text"><text:span text:style-name="T1">Decompressing conan_export.tgz completed [0.00k] <text:s text:c="40"/></text:span></text:span></text:p>
      <text:p text:style-name="P2"><text:span text:style-name="Source_20_Text"><text:span text:style-name="T1">bzip2/1.0.8: Downloaded recipe revision 0</text:span></text:span></text:p>
      <text:p text:style-name="P2"><text:span text:style-name="Source_20_Text"><text:span text:style-name="T1">zlib/1.2.11: Not found in local cache, looking in remotes...</text:span></text:span></text:p>
      <text:p text:style-name="P2"><text:span text:style-name="Source_20_Text"><text:span text:style-name="T1">zlib/1.2.11: Trying with 'conan-center'...</text:span></text:span></text:p>
      <text:p text:style-name="P2"><text:span text:style-name="Source_20_Text"><text:span text:style-name="T1">Downloading conanmanifest.txt completed [0.40k] <text:s text:c="41"/></text:span></text:span></text:p>
      <text:p text:style-name="P2"><text:soft-page-break/><text:span text:style-name="Source_20_Text"><text:span text:style-name="T1">Downloading conanfile.py completed [8.35k] <text:s text:c="46"/></text:span></text:span></text:p>
      <text:p text:style-name="P2"><text:span text:style-name="Source_20_Text"><text:span text:style-name="T1">Downloading conan_export.tgz completed [0.33k] <text:s text:c="42"/></text:span></text:span></text:p>
      <text:p text:style-name="P2"><text:span text:style-name="Source_20_Text"><text:span text:style-name="T1">Decompressing conan_export.tgz completed [0.00k] <text:s text:c="40"/></text:span></text:span></text:p>
      <text:p text:style-name="P2"><text:span text:style-name="Source_20_Text"><text:span text:style-name="T1">zlib/1.2.11: Downloaded recipe revision 0</text:span></text:span></text:p>
      <text:p text:style-name="P2"><text:span text:style-name="Source_20_Text"><text:span text:style-name="T1">expat/2.2.9: Not found in local cache, looking in remotes...</text:span></text:span></text:p>
      <text:p text:style-name="P2"><text:span text:style-name="Source_20_Text"><text:span text:style-name="T1">expat/2.2.9: Trying with 'conan-center'...</text:span></text:span></text:p>
      <text:p text:style-name="P2"><text:span text:style-name="Source_20_Text"><text:span text:style-name="T1">Downloading conanmanifest.txt completed [0.17k] <text:s text:c="41"/></text:span></text:span></text:p>
      <text:p text:style-name="P2"><text:span text:style-name="Source_20_Text"><text:span text:style-name="T1">Downloading conanfile.py completed [2.86k] <text:s text:c="46"/></text:span></text:span></text:p>
      <text:p text:style-name="P2"><text:span text:style-name="Source_20_Text"><text:span text:style-name="T1">Downloading conan_export.tgz completed [0.26k] <text:s text:c="42"/></text:span></text:span></text:p>
      <text:p text:style-name="P2"><text:span text:style-name="Source_20_Text"><text:span text:style-name="T1">Decompressing conan_export.tgz completed [0.00k] <text:s text:c="40"/></text:span></text:span></text:p>
      <text:p text:style-name="P2"><text:span text:style-name="Source_20_Text"><text:span text:style-name="T1">expat/2.2.9: Downloaded recipe revision 0</text:span></text:span></text:p>
      <text:p text:style-name="P2"><text:span text:style-name="Source_20_Text"><text:span text:style-name="T1">sqlite3/3.31.1: Not found in local cache, looking in remotes...</text:span></text:span></text:p>
      <text:p text:style-name="P2"><text:span text:style-name="Source_20_Text"><text:span text:style-name="T1">sqlite3/3.31.1: Trying with 'conan-center'...</text:span></text:span></text:p>
      <text:p text:style-name="P2"><text:span text:style-name="Source_20_Text"><text:span text:style-name="T1">Downloading conanmanifest.txt completed [0.17k] <text:s text:c="41"/></text:span></text:span></text:p>
      <text:p text:style-name="P2"><text:span text:style-name="Source_20_Text"><text:span text:style-name="T1">Downloading conanfile.py completed [7.00k] <text:s text:c="46"/></text:span></text:span></text:p>
      <text:p text:style-name="P2"><text:span text:style-name="Source_20_Text"><text:span text:style-name="T1">Downloading conan_export.tgz completed [0.25k] <text:s text:c="42"/></text:span></text:span></text:p>
      <text:p text:style-name="P2"><text:span text:style-name="Source_20_Text"><text:span text:style-name="T1">Decompressing conan_export.tgz completed [0.00k] <text:s text:c="40"/></text:span></text:span></text:p>
      <text:p text:style-name="P2"><text:span text:style-name="Source_20_Text"><text:span text:style-name="T1">sqlite3/3.31.1: Downloaded recipe revision 0</text:span></text:span></text:p>
      <text:p text:style-name="P2"><text:span text:style-name="Source_20_Text"><text:span text:style-name="T1">openssl/1.1.1g: Not found in local cache, looking in remotes...</text:span></text:span></text:p>
      <text:p text:style-name="P2"><text:span text:style-name="Source_20_Text"><text:span text:style-name="T1">openssl/1.1.1g: Trying with 'conan-center'...</text:span></text:span></text:p>
      <text:p text:style-name="P2"><text:span text:style-name="Source_20_Text"><text:span text:style-name="T1">Downloading conanmanifest.txt completed [0.17k] <text:s text:c="41"/></text:span></text:span></text:p>
      <text:p text:style-name="P2"><text:span text:style-name="Source_20_Text"><text:span text:style-name="T1">Downloading conanfile.py <text:s text:c="3"/>: 100%|##########| 33.4k/33.4k [00:00&lt;00:00, 123kB/ <text:s text:c="78"/>Downloading conanfile.py completed [33.42k] <text:s text:c="45"/></text:span></text:span></text:p>
      <text:p text:style-name="P2"><text:span text:style-name="Source_20_Text"><text:span text:style-name="T1">Downloading conan_export.tgz completed [0.24k] <text:s text:c="42"/></text:span></text:span></text:p>
      <text:p text:style-name="P2"><text:span text:style-name="Source_20_Text"><text:span text:style-name="T1">Decompressing conan_export.tgz completed [0.00k] <text:s text:c="40"/></text:span></text:span></text:p>
      <text:p text:style-name="P2"><text:span text:style-name="Source_20_Text"><text:span text:style-name="T1">openssl/1.1.1g: Downloaded recipe revision 0</text:span></text:span></text:p>
      <text:p text:style-name="P2"><text:span text:style-name="Source_20_Text"><text:span text:style-name="T1">conanfile.txt: Installing package</text:span></text:span></text:p>
      <text:p text:style-name="P2"><text:soft-page-break/><text:span text:style-name="Source_20_Text"><text:span text:style-name="T1">Requirements</text:span></text:span></text:p>
      <text:p text:style-name="P2"><text:span text:style-name="Source_20_Text"><text:span text:style-name="T1"><text:s text:c="4"/>bzip2/1.0.8 from 'conan-center' - Downloaded</text:span></text:span></text:p>
      <text:p text:style-name="P2"><text:span text:style-name="Source_20_Text"><text:span text:style-name="T1"><text:s text:c="4"/>expat/2.2.9 from 'conan-center' - Downloaded</text:span></text:span></text:p>
      <text:p text:style-name="P2"><text:span text:style-name="Source_20_Text"><text:span text:style-name="T1"><text:s text:c="4"/>openssl/1.1.1g from 'conan-center' - Downloaded</text:span></text:span></text:p>
      <text:p text:style-name="P2"><text:span text:style-name="Source_20_Text"><text:span text:style-name="T1"><text:s text:c="4"/>pcre/8.41 from 'conan-center' - Downloaded</text:span></text:span></text:p>
      <text:p text:style-name="P2"><text:span text:style-name="Source_20_Text"><text:span text:style-name="T1"><text:s text:c="4"/>poco/1.9.4 from 'conan-center' - Downloaded</text:span></text:span></text:p>
      <text:p text:style-name="P2"><text:span text:style-name="Source_20_Text"><text:span text:style-name="T1"><text:s text:c="4"/>sqlite3/3.31.1 from 'conan-center' - Downloaded</text:span></text:span></text:p>
      <text:p text:style-name="P2"><text:span text:style-name="Source_20_Text"><text:span text:style-name="T1"><text:s text:c="4"/>zlib/1.2.11 from 'conan-center' - Downloaded</text:span></text:span></text:p>
      <text:p text:style-name="P2"><text:span text:style-name="Source_20_Text"><text:span text:style-name="T1">Packages</text:span></text:span></text:p>
      <text:p text:style-name="P2"><text:span text:style-name="Source_20_Text"><text:span text:style-name="T1"><text:s text:c="4"/>bzip2/1.0.8:da606cf731e334010b0bf6e85a2a6f891b9f36b0 - Download</text:span></text:span></text:p>
      <text:p text:style-name="P2"><text:span text:style-name="Source_20_Text"><text:span text:style-name="T1"><text:s text:c="4"/>expat/2.2.9:6af9cc7cb931c5ad942174fd7838eb655717c709 - Download</text:span></text:span></text:p>
      <text:p text:style-name="P2"><text:span text:style-name="Source_20_Text"><text:span text:style-name="T1"><text:s text:c="4"/>openssl/1.1.1g:6af9cc7cb931c5ad942174fd7838eb655717c709 - Download</text:span></text:span></text:p>
      <text:p text:style-name="P2"><text:span text:style-name="Source_20_Text"><text:span text:style-name="T1"><text:s text:c="4"/>pcre/8.41:0720f5087c8ede691acc72d5629516e165544eb7 - Download</text:span></text:span></text:p>
      <text:p text:style-name="P2"><text:span text:style-name="Source_20_Text"><text:span text:style-name="T1"><text:s text:c="4"/>poco/1.9.4:8b4490bc851e1c66c0a44d9243069c16449ee2db - Download</text:span></text:span></text:p>
      <text:p text:style-name="P2"><text:span text:style-name="Source_20_Text"><text:span text:style-name="T1"><text:s text:c="4"/>sqlite3/3.31.1:01a8a96da981e1edfc87074a67d005b4b5f9950d - Download</text:span></text:span></text:p>
      <text:p text:style-name="P2"><text:span text:style-name="Source_20_Text"><text:span text:style-name="T1"><text:s text:c="4"/>zlib/1.2.11:6af9cc7cb931c5ad942174fd7838eb655717c709 - Download</text:span></text:span></text:p>
      <text:p text:style-name="P2"><text:span text:style-name="Source_20_Text"><text:span text:style-name="T1"/></text:span></text:p>
      <text:p text:style-name="P2"><text:span text:style-name="Source_20_Text"><text:span text:style-name="T1">Installing (downloading, building) binaries...</text:span></text:span></text:p>
      <text:p text:style-name="P2"><text:span text:style-name="Source_20_Text"><text:span text:style-name="T1">bzip2/1.0.8: Retrieving package da606cf731e334010b0bf6e85a2a6f891b9f36b0 from remote 'conan-center' </text:span></text:span></text:p>
      <text:p text:style-name="P2"><text:span text:style-name="Source_20_Text"><text:span text:style-name="T1">Downloading conanmanifest.txt completed [0.25k] <text:s text:c="41"/></text:span></text:span></text:p>
      <text:p text:style-name="P2"><text:span text:style-name="Source_20_Text"><text:span text:style-name="T1">Downloading conaninfo.txt completed [0.43k] <text:s text:c="45"/></text:span></text:span></text:p>
      <text:p text:style-name="P2"><text:span text:style-name="Source_20_Text"><text:span text:style-name="T1">Downloading conan_package.tgz: 100%|##########| 98.5k/98.5k [00:00&lt;00:00, 113kB <text:s text:c="78"/>Downloading conan_package.tgz completed [98.48k] <text:s text:c="40"/></text:span></text:span></text:p>
      <text:p text:style-name="P2"><text:span text:style-name="Source_20_Text"><text:span text:style-name="T1">Decompressing conan_package.tgz completed [0.00k] <text:s text:c="39"/></text:span></text:span></text:p>
      <text:p text:style-name="P2"><text:span text:style-name="Source_20_Text"><text:span text:style-name="T1">bzip2/1.0.8: Package installed da606cf731e334010b0bf6e85a2a6f891b9f36b0</text:span></text:span></text:p>
      <text:p text:style-name="P2"><text:span text:style-name="Source_20_Text"><text:span text:style-name="T1">bzip2/1.0.8: Downloaded package revision 0</text:span></text:span></text:p>
      <text:p text:style-name="P2"><text:soft-page-break/><text:span text:style-name="Source_20_Text"><text:span text:style-name="T1">expat/2.2.9: Retrieving package 6af9cc7cb931c5ad942174fd7838eb655717c709 from remote 'conan-center' </text:span></text:span></text:p>
      <text:p text:style-name="P2"><text:span text:style-name="Source_20_Text"><text:span text:style-name="T1">Downloading conanmanifest.txt completed [0.32k] <text:s text:c="41"/></text:span></text:span></text:p>
      <text:p text:style-name="P2"><text:span text:style-name="Source_20_Text"><text:span text:style-name="T1">Downloading conaninfo.txt completed [0.38k] <text:s text:c="45"/></text:span></text:span></text:p>
      <text:p text:style-name="P2"><text:span text:style-name="Source_20_Text"><text:span text:style-name="T1">Downloading conan_package.tgz: <text:s/>96%|#########5| 100k/104k [00:00&lt;00:00, 107kB/s <text:s text:c="78"/>Downloading conan_package.tgz completed [104.46k] <text:s text:c="39"/></text:span></text:span></text:p>
      <text:p text:style-name="P2"><text:span text:style-name="Source_20_Text"><text:span text:style-name="T1">Decompressing conan_package.tgz completed [0.00k] <text:s text:c="39"/></text:span></text:span></text:p>
      <text:p text:style-name="P2"><text:span text:style-name="Source_20_Text"><text:span text:style-name="T1">expat/2.2.9: Package installed 6af9cc7cb931c5ad942174fd7838eb655717c709</text:span></text:span></text:p>
      <text:p text:style-name="P2"><text:span text:style-name="Source_20_Text"><text:span text:style-name="T1">expat/2.2.9: Downloaded package revision 0</text:span></text:span></text:p>
      <text:p text:style-name="P2"><text:span text:style-name="Source_20_Text"><text:span text:style-name="T1">openssl/1.1.1g: Retrieving package 6af9cc7cb931c5ad942174fd7838eb655717c709 from remote 'conan-center' </text:span></text:span></text:p>
      <text:p text:style-name="P2"><text:span text:style-name="Source_20_Text"><text:span text:style-name="T1">Downloading conanmanifest.txt completed [6.22k] <text:s text:c="41"/></text:span></text:span></text:p>
      <text:p text:style-name="P2"><text:span text:style-name="Source_20_Text"><text:span text:style-name="T1">Downloading conaninfo.txt completed [1.00k] <text:s text:c="45"/></text:span></text:span></text:p>
      <text:p text:style-name="P2"><text:span text:style-name="Source_20_Text"><text:span text:style-name="T1">Downloading conan_package.tgz: <text:s text:c="2"/>3%|2 <text:s text:c="8"/>| 100k/3.81M [00:00&lt;00:04, 887kB/Downloading conan_package.tgz: <text:s text:c="2"/>8%|7 <text:s text:c="8"/>| 300k/3.81M [00:00&lt;00:03, 1.04MBDownloading conan_package.tgz: <text:s/>15%|#5 <text:s text:c="7"/>| 600k/3.81M [00:00&lt;00:02, 1.24MBDownloading conan_package.tgz: <text:s/>20%|## <text:s text:c="7"/>| 800k/3.81M [00:00&lt;00:02, 1.30MBDownloading conan_package.tgz: <text:s/>31%|### <text:s text:c="6"/>| 1.17M/3.81M [00:00&lt;00:01, 1.44MDownloading conan_package.tgz: <text:s/>41%|#### <text:s text:c="5"/>| 1.56M/3.81M [00:00&lt;00:01, 1.73MDownloading conan_package.tgz: <text:s/>46%|####6 <text:s text:c="4"/>| 1.76M/3.81M [00:01&lt;00:01, 1.45MDownloading conan_package.tgz: <text:s/>54%|#####3 <text:s text:c="3"/>| 2.05M/3.81M [00:01&lt;00:01, 1.58MDownloading conan_package.tgz: <text:s/>61%|######1 <text:s text:c="2"/>| 2.34M/3.81M [00:01&lt;00:00, 1.83MDownloading conan_package.tgz: <text:s/>69%|######9 <text:s text:c="2"/>| 2.64M/3.81M [00:01&lt;00:00, 1.74MDownloading conan_package.tgz: <text:s/>79%|#######9 <text:s/>| 3.03M/3.81M [00:01&lt;00:00, 2.06MDownloading conan_package.tgz: <text:s/>87%|########7 | 3.32M/3.81M [00:01&lt;00:00, 1.82M <text:s text:c="78"/>Downloading conan_package.tgz completed [3902.67k] <text:s text:c="38"/></text:span></text:span></text:p>
      <text:p text:style-name="P2"><text:span text:style-name="Source_20_Text"><text:span text:style-name="T1">Decompressing conan_package.tgz: <text:s/>44%|####4 <text:s text:c="4"/>| 1.69M/3.81M [00:00&lt;00:00, 17.Decompressing conan_package.tgz: <text:s/>57%|#####7 <text:s text:c="3"/>| 2.19M/3.81M [00:00&lt;00:00, 9.0Decompressing conan_package.tgz: <text:s/>91%|#########1| 3.49M/3.81M [00:00&lt;00:00, 10. <text:s text:c="78"/>Decompressing conan_package.tgz completed [0.00k] <text:s text:c="39"/></text:span></text:span></text:p>
      <text:p text:style-name="P2"><text:span text:style-name="Source_20_Text"><text:span text:style-name="T1">openssl/1.1.1g: Package installed 6af9cc7cb931c5ad942174fd7838eb655717c709</text:span></text:span></text:p>
      <text:p text:style-name="P2"><text:span text:style-name="Source_20_Text"><text:span text:style-name="T1">openssl/1.1.1g: Downloaded package revision 0</text:span></text:span></text:p>
      <text:p text:style-name="P2"><text:span text:style-name="Source_20_Text"><text:span text:style-name="T1">sqlite3/3.31.1: Retrieving package 01a8a96da981e1edfc87074a67d005b4b5f9950d from remote 'conan-center' </text:span></text:span></text:p>
      <text:p text:style-name="P2"><text:span text:style-name="Source_20_Text"><text:span text:style-name="T1">Downloading conanmanifest.txt completed [0.31k] <text:s text:c="41"/></text:span></text:span></text:p>
      <text:p text:style-name="P2"><text:span text:style-name="Source_20_Text"><text:span text:style-name="T1">Downloading conaninfo.txt completed [1.40k] <text:s text:c="45"/></text:span></text:span></text:p>
      <text:p text:style-name="P2"><text:soft-page-break/><text:span text:style-name="Source_20_Text"><text:span text:style-name="T1">Downloading conan_package.tgz: <text:s/>21%|## <text:s text:c="7"/>| 300k/1.41M [00:00&lt;00:00, 2.10MBDownloading conan_package.tgz: <text:s/>28%|##7 <text:s text:c="6"/>| 400k/1.41M [00:00&lt;00:00, 1.50MBDownloading conan_package.tgz: <text:s/>49%|####8 <text:s text:c="4"/>| 700k/1.41M [00:00&lt;00:00, 1.57MBDownloading conan_package.tgz: <text:s/>83%|########3 | 1.17M/1.41M [00:00&lt;00:00, 1.97M <text:s text:c="78"/>Downloading conan_package.tgz completed [1443.17k] <text:s text:c="38"/></text:span></text:span></text:p>
      <text:p text:style-name="P2"><text:span text:style-name="Source_20_Text"><text:span text:style-name="T1">Decompressing conan_package.tgz completed [0.00k] <text:s text:c="39"/></text:span></text:span></text:p>
      <text:p text:style-name="P2"><text:span text:style-name="Source_20_Text"><text:span text:style-name="T1">sqlite3/3.31.1: Package installed 01a8a96da981e1edfc87074a67d005b4b5f9950d</text:span></text:span></text:p>
      <text:p text:style-name="P2"><text:span text:style-name="Source_20_Text"><text:span text:style-name="T1">sqlite3/3.31.1: Downloaded package revision 0</text:span></text:span></text:p>
      <text:p text:style-name="P2"><text:span text:style-name="Source_20_Text"><text:span text:style-name="T1">zlib/1.2.11: Retrieving package 6af9cc7cb931c5ad942174fd7838eb655717c709 from remote 'conan-center' </text:span></text:span></text:p>
      <text:p text:style-name="P2"><text:span text:style-name="Source_20_Text"><text:span text:style-name="T1">Downloading conanmanifest.txt completed [0.25k] <text:s text:c="41"/></text:span></text:span></text:p>
      <text:p text:style-name="P2"><text:span text:style-name="Source_20_Text"><text:span text:style-name="T1">Downloading conaninfo.txt completed [0.42k] <text:s text:c="45"/></text:span></text:span></text:p>
      <text:p text:style-name="P2"><text:span text:style-name="Source_20_Text"><text:span text:style-name="T1">Downloading conan_package.tgz: 100%|##########| 89.1k/89.1k [00:00&lt;00:00, 160kB <text:s text:c="78"/>Downloading conan_package.tgz completed [89.13k] <text:s text:c="40"/></text:span></text:span></text:p>
      <text:p text:style-name="P2"><text:span text:style-name="Source_20_Text"><text:span text:style-name="T1">Decompressing conan_package.tgz completed [0.00k] <text:s text:c="39"/></text:span></text:span></text:p>
      <text:p text:style-name="P2"><text:span text:style-name="Source_20_Text"><text:span text:style-name="T1">zlib/1.2.11: Package installed 6af9cc7cb931c5ad942174fd7838eb655717c709</text:span></text:span></text:p>
      <text:p text:style-name="P2"><text:span text:style-name="Source_20_Text"><text:span text:style-name="T1">zlib/1.2.11: Downloaded package revision 0</text:span></text:span></text:p>
      <text:p text:style-name="P2"><text:span text:style-name="Source_20_Text"><text:span text:style-name="T1">pcre/8.41: Retrieving package 0720f5087c8ede691acc72d5629516e165544eb7 from remote 'conan-center' </text:span></text:span></text:p>
      <text:p text:style-name="P2"><text:span text:style-name="Source_20_Text"><text:span text:style-name="T1">Downloading conanmanifest.txt completed [0.31k] <text:s text:c="41"/></text:span></text:span></text:p>
      <text:p text:style-name="P2"><text:span text:style-name="Source_20_Text"><text:span text:style-name="T1">Downloading conaninfo.txt completed [0.97k] <text:s text:c="45"/></text:span></text:span></text:p>
      <text:p text:style-name="P2"><text:span text:style-name="Source_20_Text"><text:span text:style-name="T1">Downloading conan_package.tgz: 100%|##########| 86.5k/86.5k [00:00&lt;00:00, 167kB <text:s text:c="78"/>Downloading conan_package.tgz completed [86.50k] <text:s text:c="40"/></text:span></text:span></text:p>
      <text:p text:style-name="P2"><text:span text:style-name="Source_20_Text"><text:span text:style-name="T1">Decompressing conan_package.tgz completed [0.00k] <text:s text:c="39"/></text:span></text:span></text:p>
      <text:p text:style-name="P2"><text:span text:style-name="Source_20_Text"><text:span text:style-name="T1">pcre/8.41: Package installed 0720f5087c8ede691acc72d5629516e165544eb7</text:span></text:span></text:p>
      <text:p text:style-name="P2"><text:span text:style-name="Source_20_Text"><text:span text:style-name="T1">pcre/8.41: Downloaded package revision 0</text:span></text:span></text:p>
      <text:p text:style-name="P2"><text:span text:style-name="Source_20_Text"><text:span text:style-name="T1">poco/1.9.4: Retrieving package 8b4490bc851e1c66c0a44d9243069c16449ee2db from remote 'conan-center' </text:span></text:span></text:p>
      <text:p text:style-name="P2"><text:span text:style-name="Source_20_Text"><text:span text:style-name="T1">Downloading conanmanifest.txt completed [48.75k] <text:s text:c="40"/></text:span></text:span></text:p>
      <text:p text:style-name="P2"><text:span text:style-name="Source_20_Text"><text:span text:style-name="T1">Downloading conaninfo.txt completed [3.33k] <text:s text:c="45"/></text:span></text:span></text:p>
      <text:p text:style-name="P2"><text:soft-page-break/><text:span text:style-name="Source_20_Text"><text:span text:style-name="T1">Downloading conan_package.tgz: <text:s text:c="2"/>4%|3 <text:s text:c="8"/>| 200k/4.90M [00:00&lt;00:05, 979kB/Downloading conan_package.tgz: <text:s text:c="2"/>8%|7 <text:s text:c="8"/>| 400k/4.90M [00:00&lt;00:04, 1.11MBDownloading conan_package.tgz: <text:s/>14%|#3 <text:s text:c="7"/>| 700k/4.90M [00:00&lt;00:03, 1.24MBDownloading conan_package.tgz: <text:s/>22%|##1 <text:s text:c="6"/>| 1.07M/4.90M [00:00&lt;00:02, 1.54MDownloading conan_package.tgz: <text:s/>32%|###1 <text:s text:c="5"/>| 1.56M/4.90M [00:00&lt;00:01, 1.87MDownloading conan_package.tgz: <text:s/>40%|###9 <text:s text:c="5"/>| 1.95M/4.90M [00:00&lt;00:01, 2.14MDownloading conan_package.tgz: <text:s/>46%|####5 <text:s text:c="4"/>| 2.25M/4.90M [00:00&lt;00:01, 2.34MDownloading conan_package.tgz: <text:s/>52%|#####1 <text:s text:c="3"/>| 2.54M/4.90M [00:01&lt;00:01, 2.43MDownloading conan_package.tgz: <text:s/>58%|#####7 <text:s text:c="3"/>| 2.83M/4.90M [00:01&lt;00:00, 2.56MDownloading conan_package.tgz: <text:s/>64%|######3 <text:s text:c="2"/>| 3.12M/4.90M [00:01&lt;00:01, 1.61MDownloading conan_package.tgz: <text:s/>72%|#######1 <text:s/>| 3.52M/4.90M [00:01&lt;00:00, 1.77MDownloading conan_package.tgz: <text:s/>78%|#######7 <text:s/>| 3.81M/4.90M [00:01&lt;00:00, 1.79MDownloading conan_package.tgz: <text:s/>84%|########3 | 4.10M/4.90M [00:02&lt;00:00, 1.76MDownloading conan_package.tgz: <text:s/>90%|########9 | 4.39M/4.90M [00:02&lt;00:00, 1.98MDownloading conan_package.tgz: <text:s/>96%|#########5| 4.69M/4.90M [00:02&lt;00:00, 2.07M <text:s text:c="78"/>Downloading conan_package.tgz completed [5016.96k] <text:s text:c="38"/></text:span></text:span></text:p>
      <text:p text:style-name="P2"><text:span text:style-name="Source_20_Text"><text:span text:style-name="T1">Decompressing conan_package.tgz: <text:s text:c="2"/>4%|4 <text:s text:c="8"/>| 214k/4.90M [00:00&lt;00:02, 2.18Decompressing conan_package.tgz: <text:s text:c="2"/>6%|6 <text:s text:c="8"/>| 319k/4.90M [00:00&lt;00:02, 1.66Decompressing conan_package.tgz: <text:s text:c="2"/>9%|9 <text:s text:c="8"/>| 453k/4.90M [00:00&lt;00:02, 1.56Decompressing conan_package.tgz: <text:s/>12%|#1 <text:s text:c="7"/>| 594k/4.90M [00:00&lt;00:02, 1.52Decompressing conan_package.tgz: <text:s/>30%|##9 <text:s text:c="6"/>| 1.47M/4.90M [00:00&lt;00:01, 2.0Decompressing conan_package.tgz: <text:s/>78%|#######7 <text:s/>| 3.80M/4.90M [00:00&lt;00:00, 2.7 <text:s text:c="78"/>Decompressing conan_package.tgz completed [0.00k] <text:s text:c="39"/></text:span></text:span></text:p>
      <text:p text:style-name="P2"><text:span text:style-name="Source_20_Text"><text:span text:style-name="T1">poco/1.9.4: Package installed 8b4490bc851e1c66c0a44d9243069c16449ee2db</text:span></text:span></text:p>
      <text:p text:style-name="P2"><text:span text:style-name="Source_20_Text"><text:span text:style-name="T1">poco/1.9.4: Downloaded package revision 0</text:span></text:span></text:p>
      <text:p text:style-name="P2"><text:span text:style-name="Source_20_Text"><text:span text:style-name="T1">sqlite3/3.31.1: Appending PATH env var with : /home/sidd/.conan/data/sqlite3/3.31.1/_/_/package/01a8a96da981e1edfc87074a67d005b4b5f9950d/bin</text:span></text:span></text:p>
      <text:p text:style-name="P2"><text:span text:style-name="Source_20_Text"><text:span text:style-name="T1">conanfile.txt: Generator cmake created conanbuildinfo.cmake</text:span></text:span></text:p>
      <text:p text:style-name="P2"><text:span text:style-name="Source_20_Text"><text:span text:style-name="T1">conanfile.txt: Generator txt created conanbuildinfo.txt</text:span></text:span></text:p>
      <text:p text:style-name="P2"><text:span text:style-name="Source_20_Text"><text:span text:style-name="T1">conanfile.txt: Generated conaninfo.txt</text:span></text:span></text:p>
      <text:p text:style-name="P2"><text:span text:style-name="Source_20_Text"><text:span text:style-name="T1">conanfile.txt: Generated graphinfo</text:span></text:span></text:p>
      <text:p text:style-name="P2"><text:span text:style-name="Source_20_Text"><text:span text:style-name="T1">sidd@sidd-VirtualBox:~/conan/build$ cmake .</text:span></text:span></text:p>
      <text:p text:style-name="P2"><text:span text:style-name="Source_20_Text"><text:span text:style-name="T1">-- The C compiler identification is GNU 9.3.0</text:span></text:span></text:p>
      <text:p text:style-name="P2"><text:span text:style-name="Source_20_Text"><text:span text:style-name="T1">-- The CXX compiler identification is GNU 9.3.0</text:span></text:span></text:p>
      <text:p text:style-name="P2"><text:span text:style-name="Source_20_Text"><text:span text:style-name="T1">-- Check for working C compiler: /usr/bin/cc</text:span></text:span></text:p>
      <text:p text:style-name="P2"><text:span text:style-name="Source_20_Text"><text:span text:style-name="T1">-- Check for working C compiler: /usr/bin/cc -- works</text:span></text:span></text:p>
      <text:p text:style-name="P2"><text:span text:style-name="Source_20_Text"><text:span text:style-name="T1">-- Detecting C compiler ABI info</text:span></text:span></text:p>
      <text:p text:style-name="P2"><text:soft-page-break/><text:span text:style-name="Source_20_Text"><text:span text:style-name="T1">-- Detecting C compiler ABI info - done</text:span></text:span></text:p>
      <text:p text:style-name="P2"><text:span text:style-name="Source_20_Text"><text:span text:style-name="T1">-- Detecting C compile features</text:span></text:span></text:p>
      <text:p text:style-name="P2"><text:span text:style-name="Source_20_Text"><text:span text:style-name="T1">-- Detecting C compile features - done</text:span></text:span></text:p>
      <text:p text:style-name="P2"><text:span text:style-name="Source_20_Text"><text:span text:style-name="T1">-- Check for working CXX compiler: /usr/bin/c++</text:span></text:span></text:p>
      <text:p text:style-name="P2"><text:span text:style-name="Source_20_Text"><text:span text:style-name="T1">-- Check for working CXX compiler: /usr/bin/c++ -- works</text:span></text:span></text:p>
      <text:p text:style-name="P2"><text:span text:style-name="Source_20_Text"><text:span text:style-name="T1">-- Detecting CXX compiler ABI info</text:span></text:span></text:p>
      <text:p text:style-name="P2"><text:span text:style-name="Source_20_Text"><text:span text:style-name="T1">-- Detecting CXX compiler ABI info - done</text:span></text:span></text:p>
      <text:p text:style-name="P2"><text:span text:style-name="Source_20_Text"><text:span text:style-name="T1">-- Detecting CXX compile features</text:span></text:span></text:p>
      <text:p text:style-name="P2"><text:span text:style-name="Source_20_Text"><text:span text:style-name="T1">-- Detecting CXX compile features - done</text:span></text:span></text:p>
      <text:p text:style-name="P2"><text:span text:style-name="Source_20_Text"><text:span text:style-name="T1">-- Conan: Adjusting output directories</text:span></text:span></text:p>
      <text:p text:style-name="P2"><text:span text:style-name="Source_20_Text"><text:span text:style-name="T1">-- Conan: Using cmake global configuration</text:span></text:span></text:p>
      <text:p text:style-name="P2"><text:span text:style-name="Source_20_Text"><text:span text:style-name="T1">-- Conan: Adjusting default RPATHs Conan policies</text:span></text:span></text:p>
      <text:p text:style-name="P2"><text:span text:style-name="Source_20_Text"><text:span text:style-name="T1">-- Conan: Adjusting language standard</text:span></text:span></text:p>
      <text:p text:style-name="P2"><text:span text:style-name="Source_20_Text"><text:span text:style-name="T1">-- Current conanbuildinfo.cmake directory: /home/sidd/conan/build</text:span></text:span></text:p>
      <text:p text:style-name="P2"><text:span text:style-name="Source_20_Text"><text:span text:style-name="T1">-- Conan: Compiler GCC&gt;=5, checking major version 9</text:span></text:span></text:p>
      <text:p text:style-name="P2"><text:span text:style-name="Source_20_Text"><text:span text:style-name="T1">-- Conan: Checking correct version: 9</text:span></text:span></text:p>
      <text:p text:style-name="P2"><text:span text:style-name="Source_20_Text"><text:span text:style-name="T1">-- Configuring done</text:span></text:span></text:p>
      <text:p text:style-name="P2"><text:span text:style-name="Source_20_Text"><text:span text:style-name="T1">-- Generating done</text:span></text:span></text:p>
      <text:p text:style-name="P2"><text:span text:style-name="Source_20_Text"><text:span text:style-name="T1">-- Build files have been written to: /home/sidd/conan/build</text:span></text:span></text:p>
      <text:p text:style-name="P2"><text:span text:style-name="Source_20_Text"><text:span text:style-name="T1">sidd@sidd-VirtualBox:~/conan/build$ make</text:span></text:span></text:p>
      <text:p text:style-name="P2"><text:span text:style-name="Source_20_Text"><text:span text:style-name="T1">Scanning dependencies of target md5</text:span></text:span></text:p>
      <text:p text:style-name="P2"><text:span text:style-name="Source_20_Text"><text:span text:style-name="T1">[ 50%] Building CXX object CMakeFiles/md5.dir/md5.cpp.o</text:span></text:span></text:p>
      <text:p text:style-name="P2"><text:span text:style-name="Source_20_Text"><text:span text:style-name="T1">[100%] Linking CXX executable bin/md5</text:span></text:span></text:p>
      <text:p text:style-name="P2"><text:span text:style-name="Source_20_Text"><text:span text:style-name="T1">[100%] Built target md5</text:span></text:span></text:p>
      <text:p text:style-name="P2"><text:span text:style-name="Source_20_Text"><text:span text:style-name="T1">sidd@sidd-VirtualBox:~/conan/build$ ./bin/md5</text:span></text:span></text:p>
      <text:p text:style-name="P2"><text:span text:style-name="Source_20_Text"><text:span text:style-name="T1">c3fcd3d76192e4007dfb496cca67e13b</text:span></text:span></text:p>
      <text:p text:style-name="P2"><text:soft-page-break/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0:09:20.593934416</meta:creation-date>
    <meta:editing-duration>PT17M40S</meta:editing-duration>
    <meta:editing-cycles>2</meta:editing-cycles>
    <meta:generator>LibreOffice/6.4.5.2$Linux_X86_64 LibreOffice_project/40$Build-2</meta:generator>
    <dc:date>2020-09-03T15:56:45.790403215</dc:date>
    <meta:document-statistic meta:table-count="0" meta:image-count="0" meta:object-count="0" meta:page-count="10" meta:paragraph-count="203" meta:word-count="1205" meta:character-count="16085" meta:non-whitespace-character-count="11595"/>
  </office:meta>
</office:document-meta>
</file>